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32470000166D000010C7D09A649F53761F15.svg" manifest:media-type="image/svg+xml"/>
  <manifest:file-entry manifest:full-path="Pictures/100019850000166D000010C764FFD20DD43AE974.svg" manifest:media-type="image/svg+xml"/>
  <manifest:file-entry manifest:full-path="Pictures/100000010000010F000000CB2E9B09B4E57F2D1A.png" manifest:media-type="image/png"/>
  <manifest:file-entry manifest:full-path="Pictures/100015A90000166D000010C7EB5C1CD63F722430.svg" manifest:media-type="image/svg+xml"/>
  <manifest:file-entry manifest:full-path="Pictures/100000010000010F000000CBFE09D5961F2056AA.png" manifest:media-type="image/png"/>
  <manifest:file-entry manifest:full-path="Pictures/100000010000010F000000CB8ED4F6723DEE2AEC.png" manifest:media-type="image/png"/>
  <manifest:file-entry manifest:full-path="Pictures/100023220000166D000010C78BDD6AE25A63C9EA.svg" manifest:media-type="image/svg+xml"/>
  <manifest:file-entry manifest:full-path="Pictures/100000010000010F000000CB1700E029B2E6DE4D.png" manifest:media-type="image/png"/>
  <manifest:file-entry manifest:full-path="Pictures/10001A900000166D000010C7668920C3477D909C.svg" manifest:media-type="image/svg+xml"/>
  <manifest:file-entry manifest:full-path="Pictures/100000010000010F000000CB8EC050CC050436C3.png" manifest:media-type="image/png"/>
  <manifest:file-entry manifest:full-path="Pictures/100026D80000166D000010C78A4A87423F9945D3.svg" manifest:media-type="image/svg+xml"/>
  <manifest:file-entry manifest:full-path="Pictures/10001CFE0000166D000010C78B65053C0A16CE1B.svg" manifest:media-type="image/svg+xml"/>
  <manifest:file-entry manifest:full-path="Pictures/100000010000010F000000CBBEB9D56D2DE14296.png" manifest:media-type="image/png"/>
  <manifest:file-entry manifest:full-path="Pictures/100000010000010F000000CB9CF49985563B5180.png" manifest:media-type="image/png"/>
  <manifest:file-entry manifest:full-path="Pictures/100024F90000166D000010C72517E4A2BB0B5F34.svg" manifest:media-type="image/svg+xml"/>
  <manifest:file-entry manifest:full-path="Pictures/100000010000010F000000CB6765CAD6232EB8BF.png" manifest:media-type="image/png"/>
  <manifest:file-entry manifest:full-path="Pictures/100022590000166D000010C7D7DC7387389C4F6C.svg" manifest:media-type="image/svg+xml"/>
  <manifest:file-entry manifest:full-path="Pictures/100000010000010F000000CBDA88BBF8001E02F4.png" manifest:media-type="image/png"/>
  <manifest:file-entry manifest:full-path="Pictures/100032630000166D000010C7F58F8795E6CB00FC.svg" manifest:media-type="image/svg+xml"/>
  <manifest:file-entry manifest:full-path="Pictures/100000010000010F000000CB88C03A89FB2399DE.png" manifest:media-type="image/png"/>
  <manifest:file-entry manifest:full-path="Pictures/100000010000010F000000CB66B5FD9712B0187A.png" manifest:media-type="image/png"/>
  <manifest:file-entry manifest:full-path="Pictures/1000261F0000166D000010C7E4FB0BC94A1E9F56.svg" manifest:media-type="image/svg+xml"/>
  <manifest:file-entry manifest:full-path="Pictures/100000010000010F000000CB8A7852237EE89C06.png" manifest:media-type="image/png"/>
  <manifest:file-entry manifest:full-path="Pictures/100026F00000166D000010C7BBDF812296E1E91B.svg" manifest:media-type="image/svg+xml"/>
  <manifest:file-entry manifest:full-path="Pictures/100000010000010F000000CB3E29D550C5C8D820.png" manifest:media-type="image/png"/>
  <manifest:file-entry manifest:full-path="Pictures/100031A90000166D000010C752F597F64DE748DA.svg" manifest:media-type="image/svg+xml"/>
  <manifest:file-entry manifest:full-path="Pictures/100000010000010F000000CBE96140CF54E721F9.png" manifest:media-type="image/png"/>
  <manifest:file-entry manifest:full-path="Pictures/10001D970000166D000010C7E81C85F9135BCB18.svg" manifest:media-type="image/svg+xml"/>
  <manifest:file-entry manifest:full-path="Pictures/100019110000166D000010C763270DDB671496A2.svg" manifest:media-type="image/svg+xml"/>
  <manifest:file-entry manifest:full-path="Pictures/100000010000010F000000CB0B297BA834B05D8D.png" manifest:media-type="image/png"/>
  <manifest:file-entry manifest:full-path="Pictures/10001A2B0000166D000010C738EC8AA8068E758A.svg" manifest:media-type="image/svg+xml"/>
  <manifest:file-entry manifest:full-path="Pictures/10001CEF0000166D000010C7BA037CF1DE653BF6.svg" manifest:media-type="image/svg+xml"/>
  <manifest:file-entry manifest:full-path="Pictures/10001F8B0000166D000010C72AFB0065B8A12897.svg" manifest:media-type="image/svg+xml"/>
  <manifest:file-entry manifest:full-path="Pictures/100011FD0000166D000010C70F1DBCEA64DAEF5D.svg" manifest:media-type="image/svg+xml"/>
  <manifest:file-entry manifest:full-path="Pictures/100000010000010F000000CB3D80ED47C55F722E.png" manifest:media-type="image/png"/>
  <manifest:file-entry manifest:full-path="Pictures/100000010000010F000000CBE48542BD190E672F.png" manifest:media-type="image/png"/>
  <manifest:file-entry manifest:full-path="Pictures/100040760000166D000010C7120BF5CB35BD9A33.svg" manifest:media-type="image/svg+xml"/>
  <manifest:file-entry manifest:full-path="Pictures/100000010000010F000000CB8967DED029B32FBF.png" manifest:media-type="image/png"/>
  <manifest:file-entry manifest:full-path="Pictures/100000010000010F000000CBEF63C01050F657CA.png" manifest:media-type="image/png"/>
  <manifest:file-entry manifest:full-path="Pictures/100000010000010F000000CB0345FF9D4371744E.png" manifest:media-type="image/png"/>
  <manifest:file-entry manifest:full-path="Pictures/10002ED10000166D000010C7932716F2D37527C7.svg" manifest:media-type="image/svg+xml"/>
  <manifest:file-entry manifest:full-path="Pictures/100000010000010F000000CB5F2FCDB77F8B9CF8.png" manifest:media-type="image/png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9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0F000000CB3E29D550C5C8D820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0F000000CBE48542BD190E672F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0F000000CBE96140CF54E721F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0F000000CBDA88BBF8001E02F4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0F000000CBBEB9D56D2DE14296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0F000000CB6765CAD6232EB8BF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0F000000CB9CF49985563B5180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0F000000CB66B5FD9712B0187A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0F000000CB8A7852237EE89C06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0F000000CBEF63C01050F657CA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0F000000CB0B297BA834B05D8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0F000000CB3D80ED47C55F722E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0F000000CB0345FF9D4371744E.png" xlink:type="simple" xlink:show="embed" xlink:actuate="onLoad" draw:mime-type="image/png"/>
          </draw:frame>
          <draw:frame draw:style-name="gr2" draw:text-style-name="P3" draw:layer="layout" svg:width="0.808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0F000000CB5F2FCDB77F8B9CF8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0F000000CB88C03A89FB2399DE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0F000000CB8EC050CC050436C3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0F000000CB1700E029B2E6DE4D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0F000000CB8ED4F6723DEE2AEC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2E9B09B4E57F2D1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0F000000CB8967DED029B32FBF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 </text:span><text:span text:style-name="T2">&amp;</text:span><text:span text:style-name="T2"> </text:span><text:span text:style-name="T2">M</text:span><text:span text:style-name="T2">i</text:span><text:span text:style-name="T2">s</text:span><text:span text:style-name="T2">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0F000000CBFE09D5961F2056AA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</text:span><text:span text:style-name="T4"> </text:span><text:span text:style-name="T4">“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o</text:span><text:span text:style-name="T4">r</text:span><text:span text:style-name="T4">s</text:span></text:p>
            <text:p><text:span text:style-name="T4"/></text:p>
            <text:p><text:span text:style-name="T4">n</text:span><text:span text:style-name="T4">o</text:span><text:span text:style-name="T4">n</text:span><text:span text:style-name="T4">-</text:span><text:span text:style-name="T4">”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 </text:span><text:span text:style-name="T4">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frame draw:style-name="gr3" draw:text-style-name="P3" draw:layer="layout" svg:width="4.63cm" svg:height="3.464cm" svg:x="-9.304cm" svg:y="0.889cm">
          <draw:image xlink:href="Pictures/10002ED10000166D000010C7932716F2D37527C7.svg" xlink:type="simple" xlink:show="embed" xlink:actuate="onLoad" draw:mime-type="image/svg+xml">
            <text:p/>
          </draw:image>
          <draw:image xlink:href="Pictures/100000010000010F000000CB5F2FCDB77F8B9CF8.png" xlink:type="simple" xlink:show="embed" xlink:actuate="onLoad" draw:mime-type="image/png"/>
        </draw:frame>
        <draw:frame draw:style-name="gr2" draw:text-style-name="P3" draw:layer="layout" svg:width="0.883cm" svg:height="0.837cm" svg:x="-7.406cm" svg:y="2.4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0.858cm" svg:height="0.639cm" svg:x="-9.105cm" svg:y="2.58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0.947cm" svg:height="0.66cm" svg:x="-6.205cm" svg:y="1.6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onnector draw:style-name="gr1" draw:text-style-name="P2" draw:layer="layout" draw:type="line" svg:x1="5.728cm" svg:y1="8.485cm" svg:x2="5.741cm" svg:y2="10.055cm" svg:d="M5728 8485l13 1570" svg:viewBox="0 0 14 1571">
          <text:p text:style-name="P1"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97cm" svg:height="1.247cm" svg:x="5.298cm" svg:y="9.99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5" draw:layer="layout" svg:width="0.959cm" svg:height="1.195cm" svg:x="4.673cm" svg:y="8.393cm">
          <draw:text-box>
            <text:p><text:span text:style-name="T3">~</text:span></text:p>
          </draw:text-box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6.709cm" svg:y="0.182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0F000000CB3E29D550C5C8D820.png" xlink:type="simple" xlink:show="embed" xlink:actuate="onLoad" draw:mime-type="image/png"/>
            </draw:frame>
            <draw:frame draw:style-name="gr2" draw:text-style-name="P3" draw:layer="layout" svg:width="1.405cm" svg:height="0.861cm" svg:x="8.7cm" svg:y="1.186c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draw:g>
        </draw:g>
        <draw:g>
          <draw:frame draw:style-name="gr3" draw:text-style-name="P3" draw:layer="layout" svg:width="4.63cm" svg:height="3.464cm" svg:x="0.058cm" svg:y="0.225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0F000000CB0345FF9D4371744E.png" xlink:type="simple" xlink:show="embed" xlink:actuate="onLoad" draw:mime-type="image/png"/>
          </draw:frame>
          <draw:frame draw:style-name="gr2" draw:text-style-name="P3" draw:layer="layout" svg:width="1.199cm" svg:height="1.392cm" svg:x="3.46cm" svg:y="1.07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0.994cm" svg:height="1.393cm" svg:x="0.461cm" svg:y="1.078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connector draw:style-name="gr1" draw:text-style-name="P2" draw:layer="layout" draw:type="line" svg:x1="9.107cm" svg:y1="3.831cm" svg:x2="7.467cm" svg:y2="5.651cm" svg:d="M9107 3831l-1640 1820" svg:viewBox="0 0 1641 1821">
          <text:p text:style-name="P1"><text:span text:style-name="T1"><text:s/></text:span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3.42cm" svg:y="4.74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0F000000CB88C03A89FB2399DE.png" xlink:type="simple" xlink:show="embed" xlink:actuate="onLoad" draw:mime-type="image/png"/>
          </draw:frame>
          <draw:frame draw:style-name="gr2" draw:text-style-name="P3" draw:layer="layout" svg:width="0.883cm" svg:height="0.837cm" svg:x="5.219cm" svg:y="6.535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0.947cm" svg:height="0.66cm" svg:x="6.52cm" svg:y="5.636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connector draw:style-name="gr1" draw:text-style-name="P2" draw:layer="layout" draw:type="line" svg:x1="2.388cm" svg:y1="3.889cm" svg:x2="5.114cm" svg:y2="6.554cm" svg:d="M2388 3889l2726 2665" svg:viewBox="0 0 2727 2666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1.4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smus Bååth</meta:initial-creator>
    <meta:creation-date>2013-10-23T15:09:14</meta:creation-date>
    <dc:date>2023-04-26T16:44:49.401922186</dc:date>
    <meta:editing-duration>P1DT6H32M53S</meta:editing-duration>
    <meta:editing-cycles>42</meta:editing-cycles>
    <meta:generator>LibreOffice/7.3.7.2$Linux_X86_64 LibreOffice_project/30$Build-2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5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%sigma</annotation>
  </semantics>
</math>
</file>

<file path=Object 16/content.xml><?xml version="1.0" encoding="utf-8"?>
<math xmlns="http://www.w3.org/1998/Math/MathML" display="block">
  <semantics>
    <msub>
      <mi>h</mi>
      <mi mathvariant="normal">μ</mi>
    </msub>
    <annotation encoding="StarMath 5.0">h_%mu
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4/content.xml><?xml version="1.0" encoding="utf-8"?>
<math xmlns="http://www.w3.org/1998/Math/MathML" display="block">
  <semantics>
    <msub>
      <mi>l</mi>
      <mi mathvariant="normal">μ</mi>
    </msub>
    <annotation encoding="StarMath 5.0">l_%mu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>y</mi>
    <annotation encoding="StarMath 5.0">y
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